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  <style:style style:name="P4" style:parent-style-name="Normal" style:list-style-name="LFO1" style:family="paragraph">
      <style:paragraph-properties fo:margin-bottom="0in"/>
    </style:style>
    <style:style style:name="P5" style:parent-style-name="Normal" style:list-style-name="LFO1" style:family="paragraph">
      <style:paragraph-properties fo:margin-bottom="0in"/>
    </style:style>
    <style:style style:name="P6" style:parent-style-name="Normal" style:list-style-name="LFO1" style:family="paragraph">
      <style:paragraph-properties fo:margin-bottom="0in"/>
    </style:style>
    <style:style style:name="P7" style:parent-style-name="Normal" style:list-style-name="LFO1" style:family="paragraph">
      <style:paragraph-properties fo:margin-bottom="0in"/>
    </style:style>
    <style:style style:name="P8" style:parent-style-name="Normal" style:list-style-name="LFO1" style:family="paragraph">
      <style:paragraph-properties fo:margin-bottom="0in"/>
    </style:style>
    <style:style style:name="P9" style:parent-style-name="Normal" style:list-style-name="LFO1" style:family="paragraph">
      <style:paragraph-properties fo:margin-bottom="0in"/>
    </style:style>
    <style:style style:name="P10" style:parent-style-name="Normal" style:list-style-name="LFO1" style:family="paragraph">
      <style:paragraph-properties fo:margin-bottom="0in"/>
    </style:style>
    <style:style style:name="P11" style:parent-style-name="Normal" style:list-style-name="LFO1" style:family="paragraph">
      <style:paragraph-properties fo:margin-bottom="0in"/>
    </style:style>
    <style:style style:name="P12" style:parent-style-name="Normal" style:list-style-name="LFO1" style:family="paragraph">
      <style:paragraph-properties fo:margin-bottom="0in"/>
    </style:style>
    <style:style style:name="P13" style:parent-style-name="Normal" style:list-style-name="LFO1" style:family="paragraph">
      <style:paragraph-properties fo:margin-bottom="0in"/>
    </style:style>
    <style:style style:name="P14" style:parent-style-name="Normal" style:list-style-name="LFO1" style:family="paragraph">
      <style:paragraph-properties fo:margin-bottom="0in"/>
    </style:style>
    <style:style style:name="P15" style:parent-style-name="Normal" style:list-style-name="LFO1" style:family="paragraph">
      <style:paragraph-properties fo:margin-bottom="0in"/>
    </style:style>
    <style:style style:name="P16" style:parent-style-name="Normal" style:list-style-name="LFO1" style:family="paragraph">
      <style:paragraph-properties fo:margin-bottom="0in"/>
    </style:style>
    <style:style style:name="P17" style:parent-style-name="Normal" style:list-style-name="LFO1" style:family="paragraph">
      <style:paragraph-properties fo:margin-bottom="0in"/>
    </style:style>
    <style:style style:name="P18" style:parent-style-name="Normal" style:list-style-name="LFO1" style:family="paragraph">
      <style:paragraph-properties fo:margin-bottom="0in"/>
    </style:style>
    <style:style style:name="P19" style:parent-style-name="Normal" style:list-style-name="LFO1" style:family="paragraph">
      <style:paragraph-properties fo:margin-bottom="0in"/>
    </style:style>
    <style:style style:name="P20" style:parent-style-name="Normal" style:list-style-name="LFO1" style:family="paragraph">
      <style:paragraph-properties fo:margin-bottom="0in"/>
    </style:style>
    <style:style style:name="P21" style:parent-style-name="Normal" style:list-style-name="LFO2" style:family="paragraph">
      <style:paragraph-properties fo:margin-bottom="0in"/>
    </style:style>
    <style:style style:name="P22" style:parent-style-name="Normal" style:list-style-name="LFO2" style:family="paragraph">
      <style:paragraph-properties fo:margin-bottom="0in"/>
    </style:style>
    <style:style style:name="P23" style:parent-style-name="Normal" style:list-style-name="LFO2" style:family="paragraph">
      <style:paragraph-properties fo:margin-bottom="0in"/>
    </style:style>
    <style:style style:name="P24" style:parent-style-name="Normal" style:list-style-name="LFO2" style:family="paragraph">
      <style:paragraph-properties fo:margin-bottom="0in"/>
    </style:style>
    <style:style style:name="P25" style:parent-style-name="Normal" style:list-style-name="LFO2" style:family="paragraph">
      <style:paragraph-properties fo:margin-bottom="0in"/>
    </style:style>
    <style:style style:name="P26" style:parent-style-name="Normal" style:list-style-name="LFO2" style:family="paragraph">
      <style:paragraph-properties fo:margin-bottom="0in"/>
    </style:style>
    <style:style style:name="P27" style:parent-style-name="Normal" style:list-style-name="LFO2" style:family="paragraph">
      <style:paragraph-properties fo:margin-bottom="0in"/>
    </style:style>
    <style:style style:name="P28" style:parent-style-name="Normal" style:list-style-name="LFO2" style:family="paragraph">
      <style:paragraph-properties fo:margin-bottom="0in"/>
    </style:style>
    <style:style style:name="P29" style:parent-style-name="Normal" style:family="paragraph">
      <style:paragraph-properties fo:break-before="page" fo:margin-bottom="0in" fo:margin-left="0.75in">
        <style:tab-stops/>
      </style:paragraph-properties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P32" style:parent-style-name="Paragraphedeliste" style:list-style-name="LFO3" style:family="paragraph">
      <style:paragraph-properties fo:margin-bottom="0in"/>
    </style:style>
    <style:style style:name="P33" style:parent-style-name="Normal" style:list-style-name="LFO3" style:family="paragraph">
      <style:paragraph-properties fo:margin-bottom="0in"/>
    </style:style>
    <style:style style:name="P34" style:parent-style-name="Normal" style:list-style-name="LFO3" style:family="paragraph">
      <style:paragraph-properties fo:margin-bottom="0in"/>
    </style:style>
    <style:style style:name="P35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36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37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38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39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40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41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42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43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44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45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46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47" style:parent-style-name="Normal" style:list-style-name="LFO4" style:family="paragraph">
      <style:paragraph-properties fo:margin-bottom="0in" fo:margin-left="0.4923in">
        <style:tab-stops/>
      </style:paragraph-properties>
    </style:style>
    <style:style style:name="P48" style:parent-style-name="Paragraphedeliste" style:list-style-name="LFO5" style:family="paragraph">
      <style:paragraph-properties fo:margin-bottom="0in"/>
    </style:style>
    <style:style style:name="P49" style:parent-style-name="Normal" style:list-style-name="LFO5" style:family="paragraph">
      <style:paragraph-properties fo:margin-bottom="0in"/>
    </style:style>
    <style:style style:name="P50" style:parent-style-name="Normal" style:list-style-name="LFO5" style:family="paragraph">
      <style:paragraph-properties fo:margin-bottom="0in"/>
    </style:style>
    <style:style style:name="P51" style:parent-style-name="Normal" style:list-style-name="LFO6" style:family="paragraph">
      <style:paragraph-properties fo:margin-bottom="0in" fo:margin-left="0.4923in">
        <style:tab-stops/>
      </style:paragraph-properties>
    </style:style>
    <style:style style:name="P52" style:parent-style-name="Normal" style:list-style-name="LFO6" style:family="paragraph">
      <style:paragraph-properties fo:margin-bottom="0in" fo:margin-left="0.4923in">
        <style:tab-stops/>
      </style:paragraph-properties>
    </style:style>
    <style:style style:name="P53" style:parent-style-name="Normal" style:list-style-name="LFO6" style:family="paragraph">
      <style:paragraph-properties fo:margin-bottom="0in" fo:margin-left="0.4923in">
        <style:tab-stops/>
      </style:paragraph-properties>
    </style:style>
    <style:style style:name="P54" style:parent-style-name="Normal" style:list-style-name="LFO6" style:family="paragraph">
      <style:paragraph-properties fo:margin-bottom="0in" fo:margin-left="0.4923in">
        <style:tab-stops/>
      </style:paragraph-properties>
    </style:style>
    <style:style style:name="P55" style:parent-style-name="Normal" style:list-style-name="LFO6" style:family="paragraph">
      <style:paragraph-properties fo:margin-bottom="0in" fo:margin-left="0.4923in">
        <style:tab-stops/>
      </style:paragraph-properties>
    </style:style>
    <style:style style:name="P56" style:parent-style-name="Normal" style:list-style-name="LFO6" style:family="paragraph">
      <style:paragraph-properties fo:margin-bottom="0in" fo:margin-left="0.4923in">
        <style:tab-stops/>
      </style:paragraph-properties>
    </style:style>
    <style:style style:name="P57" style:parent-style-name="Normal" style:list-style-name="LFO6" style:family="paragraph">
      <style:paragraph-properties fo:margin-bottom="0in" fo:margin-left="0.4923in">
        <style:tab-stops/>
      </style:paragraph-properties>
    </style:style>
    <style:style style:name="P58" style:parent-style-name="Normal" style:list-style-name="LFO6" style:family="paragraph">
      <style:paragraph-properties fo:margin-bottom="0in" fo:margin-left="0.4923in">
        <style:tab-stops/>
      </style:paragraph-properties>
    </style:style>
    <style:style style:name="P59" style:parent-style-name="Normal" style:list-style-name="LFO6" style:family="paragraph">
      <style:paragraph-properties fo:margin-bottom="0in" fo:margin-left="0.4923in">
        <style:tab-stops/>
      </style:paragraph-properties>
    </style:style>
    <style:style style:name="P60" style:parent-style-name="Normal" style:list-style-name="LFO6" style:family="paragraph">
      <style:paragraph-properties fo:margin-bottom="0in" fo:margin-left="0.4923in">
        <style:tab-stops/>
      </style:paragraph-properties>
    </style:style>
    <style:style style:name="P61" style:parent-style-name="Normal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P63" style:parent-style-name="Normal" style:family="paragraph">
      <style:paragraph-properties fo:margin-bottom="0in"/>
    </style:style>
  </office:automatic-styles>
  <office:body>
    <office:text text:use-soft-page-breaks="true">
      <text:p text:style-name="P1">Squelette axial</text:p>
      <text:p text:style-name="P2"/>
      <text:p text:style-name="P3">Tête</text:p>
      <text:list text:style-name="LFO1" text:continue-numbering="true">
        <text:list-item>
          <text:list>
            <text:list-item>
              <text:p text:style-name="P4">Crane_frontal_01<text:s/></text:p>
            </text:list-item>
            <text:list-item>
              <text:p text:style-name="P5">Crane_parietal_02<text:s/></text:p>
            </text:list-item>
            <text:list-item>
              <text:p text:style-name="P6">Crane_temporal_02</text:p>
            </text:list-item>
            <text:list-item>
              <text:p text:style-name="P7"><text:bookmark-start text:name="_Hlt186687954"/><text:bookmark-start text:name="_Hlt186687955"/>Crane_occipital<text:bookmark-end text:name="_Hlt186687954"/><text:bookmark-end text:name="_Hlt186687955"/>_01</text:p>
            </text:list-item>
            <text:list-item>
              <text:p text:style-name="P8">Crane_sphénoïde_01</text:p>
            </text:list-item>
            <text:list-item>
              <text:p text:style-name="P9">Crane_ethmoïde _01</text:p>
            </text:list-item>
            <text:list-item>
              <text:p text:style-name="P10">Oreille_marteau_02</text:p>
            </text:list-item>
            <text:list-item>
              <text:p text:style-name="P11">Oreille_enclume_02</text:p>
            </text:list-item>
            <text:list-item>
              <text:p text:style-name="P12">Oreille_etrier_02</text:p>
            </text:list-item>
            <text:list-item>
              <text:p text:style-name="P13">Face_Vomer_01</text:p>
            </text:list-item>
            <text:list-item>
              <text:p text:style-name="P14">Face_Maxillaire _02</text:p>
            </text:list-item>
            <text:list-item>
              <text:p text:style-name="P15">Face_Lacrymal_02</text:p>
            </text:list-item>
            <text:list-item>
              <text:p text:style-name="P16">Face_Palatin_02</text:p>
            </text:list-item>
            <text:list-item>
              <text:p text:style-name="P17">Face_Cornet_Nasal_inf_02</text:p>
            </text:list-item>
            <text:list-item>
              <text:p text:style-name="P18">Face_Nasal_02</text:p>
            </text:list-item>
            <text:list-item>
              <text:p text:style-name="P19">Face_Zygomatique<text:a xlink:href="https://fr.wikipedia.org/wiki/Liste_des_os_du_squelette_humain#cite_note-3" office:target-frame-name="_top" xlink:show="replace"/>_02</text:p>
            </text:list-item>
            <text:list-item>
              <text:p text:style-name="P20">Face_Mandibule_01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21">Cou_Vertebre _ Cervicales_07</text:p>
            </text:list-item>
            <text:list-item>
              <text:p text:style-name="P22">Cou_Hyoide_01</text:p>
            </text:list-item>
            <text:list-item>
              <text:p text:style-name="P23">Thorax_Vertebres_Thoraciques_12</text:p>
            </text:list-item>
            <text:list-item>
              <text:p text:style-name="P24">Thorax_Cotes_12</text:p>
            </text:list-item>
            <text:list-item>
              <text:p text:style-name="P25">Thorax_Sternum_01</text:p>
            </text:list-item>
            <text:list-item>
              <text:p text:style-name="P26">Abdomen_Lombaires_05</text:p>
            </text:list-item>
            <text:list-item>
              <text:p text:style-name="P27">Bassin_Coccyx_01</text:p>
            </text:list-item>
            <text:list-item>
              <text:p text:style-name="P28">Bassin_Sacrum_01</text:p>
            </text:list-item>
          </text:list>
        </text:list-item>
      </text:list>
      <text:p text:style-name="P29"/>
      <text:p text:style-name="P30">Squelette appendiculaire</text:p>
      <text:p text:style-name="P31"/>
      <text:list text:style-name="LFO3" text:continue-numbering="true">
        <text:list-item>
          <text:p text:style-name="P32">Ceinture_Scapulaire_Omoplate_02</text:p>
        </text:list-item>
        <text:list-item>
          <text:p text:style-name="P33">Ceinture_Scapulaire_Clavicule_02</text:p>
        </text:list-item>
        <text:list-item>
          <text:p text:style-name="P34">Ceinture_Scapulaire_Manubrium_Sternal_01</text:p>
        </text:list-item>
      </text:list>
      <text:list text:style-name="LFO4" text:continue-numbering="true">
        <text:list-item>
          <text:list>
            <text:list-item>
              <text:p text:style-name="P35">Bras_Humérus_02</text:p>
            </text:list-item>
            <text:list-item>
              <text:p text:style-name="P36">Bras_Radius_02</text:p>
            </text:list-item>
            <text:list-item>
              <text:p text:style-name="P37">Bras_Ulna_02 (cubitus)</text:p>
            </text:list-item>
            <text:list-item>
              <text:p text:style-name="P38">Poignet_scaphoïde_02 </text:p>
            </text:list-item>
            <text:list-item>
              <text:p text:style-name="P39">Poignet_lunatum_02</text:p>
            </text:list-item>
            <text:list-item>
              <text:p text:style-name="P40">Poignet_triquetrum_02</text:p>
            </text:list-item>
            <text:list-item>
              <text:p text:style-name="P41">Poignet_pisiforme_02</text:p>
            </text:list-item>
            <text:list-item>
              <text:p text:style-name="P42">Poignet_trapèze_02</text:p>
            </text:list-item>
            <text:list-item>
              <text:p text:style-name="P43">Poignet_trapézoïde_02 </text:p>
            </text:list-item>
            <text:list-item>
              <text:p text:style-name="P44">Poignet_capitatum_02</text:p>
            </text:list-item>
            <text:list-item>
              <text:p text:style-name="P45">Poignet_hamatum_02</text:p>
            </text:list-item>
            <text:list-item>
              <text:p text:style-name="P46">Main_Metacarpiens_10</text:p>
            </text:list-item>
            <text:list-item>
              <text:p text:style-name="P47">Main_phalanges_28</text:p>
            </text:list-item>
          </text:list>
        </text:list-item>
      </text:list>
      <text:list text:style-name="LFO5" text:continue-numbering="true">
        <text:list-item>
          <text:p text:style-name="P48">Ceinture_Pelvienne_Coxal_01</text:p>
        </text:list-item>
        <text:list-item>
          <text:p text:style-name="P49">Ceinture_Pelvienne_Ilium_02</text:p>
        </text:list-item>
        <text:list-item>
          <text:p text:style-name="P50">Ceinture_Pelvienne_Pubis_02</text:p>
        </text:list-item>
      </text:list>
      <text:list text:style-name="LFO6" text:continue-numbering="true">
        <text:list-item>
          <text:list>
            <text:list-item>
              <text:p text:style-name="P51">Cuisse_Fémur_02</text:p>
            </text:list-item>
            <text:list-item>
              <text:p text:style-name="P52">Cuisse_Patella_02</text:p>
            </text:list-item>
            <text:list-item>
              <text:p text:style-name="P53">Jambe_Tibia_02</text:p>
            </text:list-item>
            <text:list-item>
              <text:p text:style-name="P54">Jambe_Fibula_02</text:p>
            </text:list-item>
            <text:list-item>
              <text:p text:style-name="P55"><text:bookmark-start text:name="_Hlk186717046"/>Pied_<text:bookmark-end text:name="_Hlk186717046"/>Calcanéus_02</text:p>
            </text:list-item>
            <text:list-item>
              <text:p text:style-name="P56">Pied_Talus_02 </text:p>
            </text:list-item>
            <text:list-item>
              <text:p text:style-name="P57">Pied_Cuboïde_02</text:p>
            </text:list-item>
            <text:list-item>
              <text:p text:style-name="P58">Pied_Naviculaire_02 </text:p>
            </text:list-item>
            <text:list-item>
              <text:p text:style-name="P59">Pied_Cunéiforme_06</text:p>
            </text:list-item>
            <text:list-item>
              <text:p text:style-name="P60">Pied_métatarsien_10</text:p>
            </text:list-item>
          </text:list>
        </text:list-item>
      </text:list>
      <text:p text:style-name="P61"/>
      <text:p text:style-name="P62"/>
      <text:p text:style-name="P63">Probleme fin de partie – pas de scor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Gui GuiJahMan</meta:initial-creator>
    <dc:creator>GuiGui GuiJahMan</dc:creator>
    <meta:creation-date>2025-01-02T04:13:00Z</meta:creation-date>
    <dc:date>2025-01-03T15:35:00Z</dc:date>
    <meta:template xlink:href="Normal" xlink:type="simple"/>
    <meta:editing-cycles>3</meta:editing-cycles>
    <meta:editing-duration>PT50220S</meta:editing-duration>
    <meta:document-statistic meta:page-count="2" meta:paragraph-count="2" meta:word-count="197" meta:character-count="1280" meta:row-count="9" meta:non-whitespace-character-count="1085"/>
  </office:meta>
</office:document-meta>
</file>